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text-align="center" style:justify-single-word="fals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ing_20_1">
      <style:paragraph-properties fo:text-align="center" style:justify-single-word="false" fo:break-before="page"/>
      <style:text-properties fo:font-size="16pt" style:font-size-asian="16pt" style:font-size-complex="16pt"/>
    </style:style>
    <style:style style:name="P6" style:family="paragraph" style:parent-style-name="Heading_20_1">
      <style:paragraph-properties fo:text-align="center" style:justify-single-word="false" fo:break-before="page"/>
      <style:text-properties fo:font-size="16pt" officeooo:rsid="00098b36" officeooo:paragraph-rsid="00098b36" style:font-size-asian="14pt" style:font-size-complex="16pt"/>
    </style:style>
    <style:style style:name="P7" style:family="paragraph" style:parent-style-name="Heading_20_2">
      <style:paragraph-properties fo:text-align="center" style:justify-single-word="false"/>
      <style:text-properties fo:font-size="15pt" officeooo:rsid="000a4fd5" officeooo:paragraph-rsid="000a4fd5" style:font-size-asian="13.1000003814697pt" style:font-size-complex="15pt"/>
    </style:style>
    <style:style style:name="P8" style:family="paragraph" style:parent-style-name="Heading_20_2">
      <style:paragraph-properties fo:text-align="center" style:justify-single-word="false"/>
      <style:text-properties fo:font-size="15pt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8457c" officeooo:paragraph-rsid="0008457c"/>
    </style:style>
    <style:style style:name="P10" style:family="paragraph" style:parent-style-name="Standard">
      <style:paragraph-properties fo:text-align="end" style:justify-single-word="false"/>
      <style:text-properties style:text-underline-style="none" officeooo:rsid="0008457c" officeooo:paragraph-rsid="0008457c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bold" officeooo:rsid="0008457c" officeooo:paragraph-rsid="0008457c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end" style:justify-single-word="false"/>
      <style:text-properties officeooo:paragraph-rsid="0008457c"/>
    </style:style>
    <style:style style:name="P13" style:family="paragraph" style:parent-style-name="Text_20_body">
      <style:paragraph-properties fo:text-align="start" style:justify-single-word="false"/>
      <style:text-properties fo:font-size="14pt" officeooo:rsid="00098b36" officeooo:paragraph-rsid="00098b36" style:font-size-asian="12.25pt" style:font-size-complex="14pt"/>
    </style:style>
    <style:style style:name="P14" style:family="paragraph" style:parent-style-name="Text_20_body">
      <style:paragraph-properties fo:text-align="start" style:justify-single-word="false"/>
      <style:text-properties fo:font-size="14pt" officeooo:rsid="000a4fd5" officeooo:paragraph-rsid="000a4fd5" style:font-size-asian="12.25pt" style:font-size-complex="14pt"/>
    </style:style>
    <style:style style:name="T1" style:family="text">
      <style:text-properties officeooo:rsid="0008457c"/>
    </style:style>
    <style:style style:name="T2" style:family="text">
      <style:text-properties style:text-underline-style="none" officeooo:rsid="0008457c"/>
    </style:style>
    <style:style style:name="T3" style:family="text">
      <style:text-properties officeooo:rsid="00098b36"/>
    </style:style>
    <style:style style:name="T4" style:family="text">
      <style:text-properties fo:font-size="16pt" officeooo:rsid="00098b36" style:font-size-asian="14pt" style:font-size-complex="16pt"/>
    </style:style>
    <style:style style:name="T5" style:family="text">
      <style:text-properties fo:font-size="16pt" officeooo:rsid="000b8cd3" style:font-size-asian="14pt" style:font-size-complex="16pt"/>
    </style:style>
    <style:style style:name="T6" style:family="text">
      <style:text-properties officeooo:rsid="000a4fd5"/>
    </style:style>
    <style:style style:name="T7" style:family="text">
      <style:text-properties officeooo:rsid="000b8cd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Ст<text:span text:style-name="T1">руктура движка «Svarog»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Разработан:</text:p>
      <text:p text:style-name="P12"><text:span text:style-name="T2">VerQua</text:span></text:p>
      <text:p text:style-name="P12"><text:soft-page-break/><text:span text:style-name="T2"/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1"><text:a xlink:type="simple" xlink:href="#__RefHeading___Toc211_2809675620" text:style-name="Index_20_Link" text:visited-style-name="Index_20_Link">1. Система компонентов<text:tab/>3</text:a></text:p>
          <text:p text:style-name="P2"><text:a xlink:type="simple" xlink:href="#__RefHeading___Toc226_2809675620" text:style-name="Index_20_Link" text:visited-style-name="Index_20_Link">GameObject<text:tab/>3</text:a></text:p>
          <text:p text:style-name="P2"><text:a xlink:type="simple" xlink:href="#__RefHeading___Toc228_2809675620" text:style-name="Index_20_Link" text:visited-style-name="Index_20_Link">Component<text:tab/>3</text:a></text:p>
          <text:p text:style-name="P1"><text:a xlink:type="simple" xlink:href="#__RefHeading___Toc230_2809675620" text:style-name="Index_20_Link" text:visited-style-name="Index_20_Link">2. Решатели<text:tab/>4</text:a></text:p>
          <text:p text:style-name="P2"><text:a xlink:type="simple" xlink:href="#__RefHeading___Toc337_2809675620" text:style-name="Index_20_Link" text:visited-style-name="Index_20_Link">PhysicSolver<text:tab/>4</text:a></text:p>
        </text:index-body>
      </text:table-of-content>
      <text:p text:style-name="P11"/>
      <text:h text:style-name="P5" text:outline-level="1"><text:bookmark-start text:name="__RefHeading___Toc211_2809675620"/><text:span text:style-name="T3">1. </text:span>Система компонентов<text:bookmark-end text:name="__RefHeading___Toc211_2809675620"/></text:h>
      <text:h text:style-name="P7" text:outline-level="2"><text:bookmark-start text:name="__RefHeading___Toc226_2809675620"/>GameObject<text:bookmark-end text:name="__RefHeading___Toc226_2809675620"/></text:h>
      <text:p text:style-name="P13">GameObject — игровой объект. <text:span text:style-name="T6">Педставляет из себя динамически меняющийся тип данных.</text:span></text:p>
      <text:h text:style-name="P7" text:outline-level="2"><text:bookmark-start text:name="__RefHeading___Toc228_2809675620"/>Component<text:bookmark-end text:name="__RefHeading___Toc228_2809675620"/></text:h>
      <text:p text:style-name="P13">Component — компонент игрового объекта. </text:p>
      <text:p text:style-name="P13"/>
      <text:h text:style-name="P6" text:outline-level="1"><text:bookmark-start text:name="__RefHeading___Toc230_2809675620"/>2. Решатели<text:bookmark-end text:name="__RefHeading___Toc230_2809675620"/></text:h>
      <text:h text:style-name="P8" text:outline-level="2"><text:bookmark-start text:name="__RefHeading___Toc337_2809675620"/><text:span text:style-name="T3">Physic</text:span><text:span text:style-name="T7">S</text:span><text:span text:style-name="T3">olver</text:span><text:bookmark-end text:name="__RefHeading___Toc337_2809675620"/></text:h>
      <text:p text:style-name="P13">Physic<text:span text:style-name="T7">S</text:span>olver — занимается расчётом физики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21:14:46.783864536</meta:creation-date>
    <dc:date>2022-10-22T21:51:02.127967286</dc:date>
    <meta:editing-duration>PT36M14S</meta:editing-duration>
    <meta:editing-cycles>5</meta:editing-cycles>
    <meta:generator>LibreOffice/7.4.0.3$Linux_X86_64 LibreOffice_project/40$Build-3</meta:generator>
    <meta:document-statistic meta:table-count="0" meta:image-count="0" meta:object-count="0" meta:page-count="4" meta:paragraph-count="18" meta:word-count="46" meta:character-count="355" meta:non-whitespace-character-count="323"/>
  </office:meta>
</office:document-meta>
</file>